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.4791in" fo:margin-right="0in" fo:text-indent="0in" style:auto-text-indent="false"/>
    </style:style>
    <style:style style:name="P6" style:family="paragraph" style:parent-style-name="Standard">
      <style:paragraph-properties fo:margin-left="0.7602in" fo:margin-right="0in" fo:text-indent="0in" style:auto-text-indent="false"/>
    </style:style>
    <style:style style:name="P7" style:family="paragraph" style:parent-style-name="Standard">
      <style:paragraph-properties fo:margin-left="0.75in" fo:margin-right="0in" fo:text-indent="0in" style:auto-text-indent="false"/>
    </style:style>
    <style:style style:name="P8" style:family="paragraph" style:parent-style-name="Standard">
      <style:paragraph-properties fo:margin-left="0.7398in" fo:margin-right="0in" fo:text-indent="0in" style:auto-text-indent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ed by Khoa</text:p>
      <text:p text:style-name="Standard"></text:p>
      <text:p text:style-name="Standard">Task: learning how to use fastprot and fnj to generate a phylogenetic tree for a given alignment</text:p>
      <text:p text:style-name="Standard">Input file: MAP/data/appbio11/asymmetric_0.5/s001.align.1.msl</text:p>
      <text:p text:style-name="Standard"/>
      <text:p text:style-name="Standard">Requirement: fastprot, fnj and phylip installed in the machine</text:p>
      <text:p text:style-name="Standard"/>
      <text:p text:style-name="Standard">Steps:</text:p>
      <text:p text:style-name="Standard"></text:p>
      <text:list xml:id="list2038633546" text:style-name="L2">
        <text:list-item>
          <text:p text:style-name="P2"><text:span text:style-name="T1">Change the working directory to MAP/2013-12-11</text:span> . This is the created directory for this task</text:p>
        </text:list-item>
      </text:list>
      <text:p text:style-name="Standard"></text:p>
      <text:list xml:id="list1037852818" text:continue-numbering="true" text:style-name="L2">
        <text:list-item>
          <text:p text:style-name="P3">Generate distance matrix using fastprot and write the result to 'infile'</text:p>
        </text:list-item>
      </text:list>
      <text:p text:style-name="P5">&gt;&gt;fastprot -I fasta ../appbio11/asymmetric_0.5/s001.align.1.msl -O phylip &gt; infile</text:p>
      <text:p text:style-name="Standard"></text:p>
      <text:list xml:id="list109634373" text:continue-numbering="true" text:style-name="L2">
        <text:list-item>
          <text:p text:style-name="P3">Generate a phylogenetic tree from 'infile' using fnj or phylip</text:p>
        </text:list-item>
      </text:list>
      <text:p text:style-name="Standard"></text:p>
      <text:list xml:id="list1616069299" text:style-name="L1">
        <text:list-item>
          <text:p text:style-name="P1">Generate a tree with fnj using BIONJ method:</text:p>
        </text:list-item>
      </text:list>
      <text:p text:style-name="P6">&gt;&gt;fnj -I phylip infile -O newick -m BIONJ &gt; tempBIONJ.txt </text:p>
      <text:p text:style-name="P6"/>
      <text:p text:style-name="P6">result in tempBIONJ.txt</text:p>
      <text:p text:style-name="P6">(((sp5:0.0451491,sp4:0.12411):0.0330063,(((((((((((sp14:-0.0725269,sp1:0.153235),sp13:0.0222796):-0.0807081,sp12:0.0797969):0.025219,sp9:0.207733):0.0140101,sp8:0.0856553):0.0240805,sp10:0.289673):0.0326738,sp11:0.358311):0.0635019,sp15:0.0982945):0.0124245,sp7:0.2534):0.0259262,sp16:0.215416):0.0232453,sp6:0.307345):0.0337634):0.00844329,sp3:0.125143,sp2:0.460837):0.0797524;</text:p>
      <text:p text:style-name="P6"/>
      <text:p text:style-name="P6">this tree cannot be viewed with http://www.trex.uqam.ca/index.php</text:p>
      <text:p text:style-name="P6"/>
      <text:p text:style-name="P6">The reason is that only ':' or ';' is allowed after ')' i.e. something is wrong at ',sp13:0.0222796'</text:p>
      <text:p text:style-name="Standard"></text:p>
      <text:list xml:id="list1930666686" text:continue-numbering="true" text:style-name="L1">
        <text:list-item>
          <text:p text:style-name="P1">Generate a tree with fnj using FNJ method:</text:p>
        </text:list-item>
      </text:list>
      <text:p text:style-name="P7">&gt;&gt;fnj -I phylip infile -O newick -m NJ &gt; tempFNJ.txt </text:p>
      <text:p text:style-name="P7"/>
      <text:p text:style-name="P7">result in tempFNJ.txt:</text:p>
      <text:p text:style-name="P7">(((sp5,sp4),(((((((((((sp14,sp1),sp13),sp12),sp9),sp8),sp10),sp15),sp11),sp7),sp16),sp6)),sp3,sp2);</text:p>
      <text:p text:style-name="P7"/>
      <text:p text:style-name="P7">this tree can be viewed with http://www.trex.uqam.ca/index.php</text:p>
      <text:p text:style-name="Standard"></text:p>
      <text:list xml:id="list378300309" text:continue-numbering="true" text:style-name="L1">
        <text:list-item>
          <text:p text:style-name="P1">Generate a tree with fnj using NJ method:</text:p>
        </text:list-item>
      </text:list>
      <text:p text:style-name="P7">&gt;&gt;fnj -I phylip infile -O newick -m NJ &gt; tempNJ.txt </text:p>
      <text:p text:style-name="P7"/>
      <text:p text:style-name="P7">result in tempNJ.txt</text:p>
      <text:p text:style-name="P7">(((sp5,sp4),(((((((((((sp14,sp1),sp13),sp12),sp9),sp8),sp10),sp15),sp11),sp7),sp16),sp6)),sp3,sp2);</text:p>
      <text:p text:style-name="P7"/>
      <text:p text:style-name="P7">this tree can be viewed with http://www.trex.uqam.ca/index.php</text:p>
      <text:p text:style-name="Standard"></text:p>
      <text:list xml:id="list54819076" text:continue-numbering="true" text:style-name="L1">
        <text:list-item>
          <text:p text:style-name="P1">Generate a tree with Phylip neighbor (the input to phylip neighbor is automatically set <text:soft-page-break/>by the application per se to infile)</text:p>
        </text:list-item>
      </text:list>
      <text:p text:style-name="P8">&gt;&gt;phylip neighbor <text:s text:c="2"/>(with option N set to Neighbor-joining)</text:p>
      <text:p text:style-name="P8"/>
      <text:p text:style-name="P8">result in outtree.txt</text:p>
      <text:p text:style-name="P8">(sp3:0.12514,((sp4:0.12385,sp5:0.04541):0.03352,(sp6:0.30804,</text:p>
      <text:p text:style-name="P8">(sp16:0.22765,(sp7:0.25231,(sp11:0.34929,(sp15:0.10941,(sp10:0.28819,</text:p>
      <text:p text:style-name="P8">(sp8:0.08257,(sp9:0.20524,(sp12:0.08232,(sp13:0.02191,(sp1:0.09093,</text:p>
      <text:p text:style-name="P8">sp14:0.01451):0.01274):0.02257):0.01776):0.02567):0.03209):0.06125):0.01241):0.02772):0.01014):0.04308):0.00958):0.07737,sp2:0.46084);</text:p>
      <text:p text:style-name="P8">this tree can be viewed with http://www.trex.uqam.ca/index.php</text:p>
      <text:p text:style-name="Standard"></text:p>
      <text:p text:style-name="P7">&gt;&gt;phylip neighbor (with option N set to UPGMA)</text:p>
      <text:p text:style-name="P7"/>
      <text:p text:style-name="P7">result in outtree.txt</text:p>
      <text:p text:style-name="P7">(sp3:0.12514,((sp4:0.12385,sp5:0.04541):0.03352,(sp6:0.30804,</text:p>
      <text:p text:style-name="P7">(sp16:0.22765,(sp7:0.25231,(sp11:0.34929,(sp15:0.10941,(sp10:0.28819,</text:p>
      <text:p text:style-name="P7">(sp8:0.08257,(sp9:0.20524,(sp12:0.08232,(sp13:0.02191,(sp1:0.09093,</text:p>
      <text:p text:style-name="P7">sp14:0.01451):0.01274):0.02257):0.01776):0.02567):0.03209):0.06125):0.01241):0.02772):0.01014):0.04308):0.00958):0.07737,sp2:0.46084);</text:p>
      <text:p text:style-name="Standard"/>
      <text:p text:style-name="P8">this tree can be viewed with http://www.trex.uqam.ca/index.php</text:p>
      <text:p text:style-name="Standard"></text:p>
      <text:p text:style-name="P4">Conclusion:</text:p>
      <text:p text:style-name="Standard"/>
      <text:p text:style-name="Standard">- Phylip neighbor give the same result between Neighbor-joining and UPGMA for the given alignment</text:p>
      <text:p text:style-name="Standard">- results using fnj with FNJ and NJ methods are the same for the given alignment</text:p>
      <text:p text:style-name="Standard">- result from fnj using BIONJ method and Phylip neighbor seems to differ after the second decimal places in all the numerical values. For e.g. 'sp4:0.12411' for fnj with BIONJ versus 'sp4:0.12385' for Phylip neighbor</text:p>
      <text:p text:style-name="Standard">- Perhaps using fnj with BIONJ method does not give a correct tree because the tree cannot be viewed with a tree viewer. The problem is that ',' is after ')' which occurs at ',sp13'. How to fix that? or using phylip neighbor is better because there's no need to f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Nguyen</meta:initial-creator>
    <meta:creation-date>2013-12-12T09:49:49</meta:creation-date>
    <dc:date>2013-12-12T10:11:28</dc:date>
    <dc:creator>Minh Nguyen</dc:creator>
    <meta:editing-duration>PT6M29S</meta:editing-duration>
    <meta:editing-cycles>1</meta:editing-cycles>
    <meta:document-statistic meta:table-count="0" meta:image-count="0" meta:object-count="0" meta:page-count="2" meta:paragraph-count="55" meta:word-count="372" meta:character-count="3562" meta:non-whitespace-character-count="3184"/>
    <meta:generator>LibreOffice/3.5$Linux_X86_64 LibreOffice_project/350m1$Build-2</meta:generator>
  </office:meta>
</office:document-meta>
</file>